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86a8" officeooo:paragraph-rsid="001a86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iaDB [(none)]&gt; show databases</text:p>
      <text:p text:style-name="Standard"><text:s text:c="4"/>-&gt; </text:p>
      <text:p text:style-name="Standard"><text:s text:c="4"/>-&gt; c</text:p>
      <text:p text:style-name="Standard"><text:s text:c="4"/>-&gt; show databases;</text:p>
      <text:p text:style-name="Standard">ERROR 1064 (42000): You have an error in your SQL syntax; check the manual that corresponds to your MariaDB server version for the right syntax to use near 'c</text:p>
      <text:p text:style-name="Standard">show databases' at line 3</text:p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29-10-21 <text:s text:c="10"/>|</text:p>
      <text:p text:style-name="Standard">| Student Details <text:s text:c="3"/>|</text:p>
      <text:p text:style-name="Standard">| admn <text:s text:c="14"/>|</text:p>
      <text:p text:style-name="Standard">| coloshop <text:s text:c="10"/>|</text:p>
      <text:p text:style-name="Standard">| crud <text:s text:c="14"/>|</text:p>
      <text:p text:style-name="Standard">| ecomm <text:s text:c="13"/>|</text:p>
      <text:p text:style-name="Standard">| ecommerce <text:s text:c="9"/>|</text:p>
      <text:p text:style-name="Standard">| electricks <text:s text:c="8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test <text:s text:c="14"/>|</text:p>
      <text:p text:style-name="Standard">+--------------------+</text:p>
      <text:p text:style-name="Standard">13 rows in set (0.001 sec)</text:p>
      <text:p text:style-name="Standard"/>
      <text:p text:style-name="Standard">MariaDB [(none)]&gt; create database product;</text:p>
      <text:p text:style-name="Standard">Query OK, 1 row affected (0.000 sec)</text:p>
      <text:p text:style-name="Standard"/>
      <text:p text:style-name="Standard">MariaDB [(none)]&gt; use product;</text:p>
      <text:p text:style-name="Standard">Database changed</text:p>
      <text:p text:style-name="Standard">MariaDB [product]&gt; create table product(id int,pname varchar(80),pstock varchar(20),pcode int, pcolor varchar(40));</text:p>
      <text:p text:style-name="Standard">Query OK, 0 rows affected (0.028 sec)</text:p>
      <text:p text:style-name="Standard"/>
      <text:p text:style-name="Standard">MariaDB [product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29-10-21 <text:s text:c="10"/>|</text:p>
      <text:p text:style-name="Standard">| Student Details <text:s text:c="3"/>|</text:p>
      <text:p text:style-name="Standard">| admn <text:s text:c="14"/>|</text:p>
      <text:p text:style-name="Standard">| coloshop <text:s text:c="10"/>|</text:p>
      <text:p text:style-name="Standard">| crud <text:s text:c="14"/>|</text:p>
      <text:p text:style-name="Standard">| ecomm <text:s text:c="13"/>|</text:p>
      <text:p text:style-name="Standard">| ecommerce <text:s text:c="9"/>|</text:p>
      <text:p text:style-name="Standard">| electricks <text:s text:c="8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<text:soft-page-break/>| product <text:s text:c="11"/>|</text:p>
      <text:p text:style-name="Standard">| test <text:s text:c="14"/>|</text:p>
      <text:p text:style-name="Standard">+--------------------+</text:p>
      <text:p text:style-name="Standard">14 rows in set (0.001 sec)</text:p>
      <text:p text:style-name="Standard"/>
      <text:p text:style-name="Standard">MariaDB [product]&gt; use product;</text:p>
      <text:p text:style-name="Standard">Database changed</text:p>
      <text:p text:style-name="Standard">MariaDB [product]&gt; INSERT INTO `product` (`id`, `pname`, `pstock`, `pcode`, `pcolor`) VALUES ('1', 'horlicks', '11', '2332', 'general');</text:p>
      <text:p text:style-name="Standard">Query OK, 1 row affected (0.008 sec)</text:p>
      <text:p text:style-name="Standard">MariaDB [product]&gt; INSERT INTO `product` (`id`, `pname`, `pstock`, `pcode`, `pcolor`) VALUES ('2', 'oreo', '331', '2442', 'black');</text:p>
      <text:p text:style-name="Standard">Query OK, 1 row affected (0.013 sec)</text:p>
      <text:p text:style-name="Standard"/>
      <text:p text:style-name="Standard">MariaDB [product]&gt; INSERT INTO `product` (`id`, `pname`, `pstock`, `pcode`, `pcolor`) VALUES ('3', 'parle', '323', '2433', 'black');</text:p>
      <text:p text:style-name="Standard">Query OK, 1 row affected (0.008 sec)</text:p>
      <text:p text:style-name="Standard"/>
      <text:p text:style-name="Standard">MariaDB [product]&gt; INSERT INTO `product` (`id`, `pname`, `pstock`, `pcode`, `pcolor`) VALUES ('4', 'lakeme', '333', '232', 'red');</text:p>
      <text:p text:style-name="Standard">Query OK, 1 row affected (0.008 sec)</text:p>
      <text:p text:style-name="Standard"/>
      <text:p text:style-name="Standard">MariaDB [product]&gt; SELECT * FROM product; </text:p>
      <text:p text:style-name="Standard">+------+----------+--------+--------+---------+</text:p>
      <text:p text:style-name="Standard">| id <text:s text:c="2"/>| pname <text:s text:c="3"/>| pstock | pprice | pcolor <text:s/>|</text:p>
      <text:p text:style-name="Standard">+------+----------+--------+--------+---------+</text:p>
      <text:p text:style-name="Standard">| <text:s text:c="3"/>1 | horlicks | 11 <text:s text:c="4"/>| <text:s text:c="2"/>2332 | general |</text:p>
      <text:p text:style-name="Standard">| <text:s text:c="3"/>1 | horlicks | 11 <text:s text:c="4"/>| <text:s text:c="2"/>2332 | general |</text:p>
      <text:p text:style-name="Standard">| <text:s text:c="3"/>2 | oreo <text:s text:c="4"/>| 331 <text:s text:c="3"/>| <text:s text:c="2"/>2442 | black <text:s text:c="2"/>|</text:p>
      <text:p text:style-name="Standard">| <text:s text:c="3"/>3 | parle <text:s text:c="3"/>| 323 <text:s text:c="3"/>| <text:s text:c="2"/>2433 | black <text:s text:c="2"/>|</text:p>
      <text:p text:style-name="Standard">| <text:s text:c="3"/>4 | lakeme <text:s text:c="2"/>| 333 <text:s text:c="3"/>| <text:s text:c="3"/>232 | red <text:s text:c="4"/>|</text:p>
      <text:p text:style-name="Standard">+------+----------+--------+--------+---------+</text:p>
      <text:p text:style-name="Standard">5 rows in set (0.001 sec)</text:p>
      <text:p text:style-name="Standard"/>
      <text:p text:style-name="Standard">MariaDB [product]&gt; SELECT * FROM Customers</text:p>
      <text:p text:style-name="Standard"><text:s text:c="4"/>-&gt; WHERE Country = 'Mexico'; </text:p>
      <text:p text:style-name="Standard">ERROR 1146 (42S02): Table 'product.Customers' doesn't exist</text:p>
      <text:p text:style-name="Standard">MariaDB [product]&gt; SELECT * FROM product WHERE pcolor = 'red';</text:p>
      <text:p text:style-name="Standard">+------+--------+--------+--------+--------+</text:p>
      <text:p text:style-name="Standard">| id <text:s text:c="2"/>| pname <text:s/>| pstock | pprice | pcolor |</text:p>
      <text:p text:style-name="Standard">+------+--------+--------+--------+--------+</text:p>
      <text:p text:style-name="Standard">| <text:s text:c="3"/>4 | lakeme | 333 <text:s text:c="3"/>| <text:s text:c="3"/>232 | red <text:s text:c="3"/>|</text:p>
      <text:p text:style-name="Standard">+------+--------+--------+--------+--------+</text:p>
      <text:p text:style-name="Standard">1 row in set (0.001 sec)</text:p>
      <text:p text:style-name="Standard"/>
      <text:p text:style-name="Standard">MariaDB [product]&gt; select * from product where id=3;</text:p>
      <text:p text:style-name="Standard">+------+-------+--------+--------+--------+</text:p>
      <text:p text:style-name="Standard">| id <text:s text:c="2"/>| pname | pstock | pprice | pcolor |</text:p>
      <text:p text:style-name="Standard">+------+-------+--------+--------+--------+</text:p>
      <text:p text:style-name="Standard">| <text:s text:c="3"/>3 | parle | 323 <text:s text:c="3"/>| <text:s text:c="2"/>2433 | black <text:s/>|</text:p>
      <text:p text:style-name="Standard">+------+-------+--------+--------+--------+</text:p>
      <text:p text:style-name="Standard">1 row in set (0.001 sec)</text:p>
      <text:p text:style-name="Standard"><text:soft-page-break/></text:p>
      <text:p text:style-name="Standard">MariaDB [product]&gt; select * from product where id=1 or id=4;</text:p>
      <text:p text:style-name="Standard">+------+----------+--------+--------+---------+</text:p>
      <text:p text:style-name="Standard">| id <text:s text:c="2"/>| pname <text:s text:c="3"/>| pstock | pprice | pcolor <text:s/>|</text:p>
      <text:p text:style-name="Standard">+------+----------+--------+--------+---------+</text:p>
      <text:p text:style-name="Standard">| <text:s text:c="3"/>1 | horlicks | 11 <text:s text:c="4"/>| <text:s text:c="2"/>2332 | general |</text:p>
      <text:p text:style-name="Standard">| <text:s text:c="3"/>1 | horlicks | 11 <text:s text:c="4"/>| <text:s text:c="2"/>2332 | general |</text:p>
      <text:p text:style-name="Standard">| <text:s text:c="3"/>4 | lakeme <text:s text:c="2"/>| 333 <text:s text:c="3"/>| <text:s text:c="3"/>232 | red <text:s text:c="4"/>|</text:p>
      <text:p text:style-name="Standard">+------+----------+--------+--------+---------+</text:p>
      <text:p text:style-name="Standard">3 rows in set (0.001 sec)</text:p>
      <text:p text:style-name="Standard"/>
      <text:p text:style-name="Standard">MariaDB [product]&gt; select * from product where pname='horlicks' and pcolor = 'general';</text:p>
      <text:p text:style-name="Standard">+------+----------+--------+--------+---------+</text:p>
      <text:p text:style-name="Standard">| id <text:s text:c="2"/>| pname <text:s text:c="3"/>| pstock | pprice | pcolor <text:s/>|</text:p>
      <text:p text:style-name="Standard">+------+----------+--------+--------+---------+</text:p>
      <text:p text:style-name="Standard">| <text:s text:c="3"/>1 | horlicks | 11 <text:s text:c="4"/>| <text:s text:c="2"/>2332 | general |</text:p>
      <text:p text:style-name="Standard">| <text:s text:c="3"/>1 | horlicks | 11 <text:s text:c="4"/>| <text:s text:c="2"/>2332 | general |</text:p>
      <text:p text:style-name="Standard">+------+----------+--------+--------+---------+</text:p>
      <text:p text:style-name="Standard">2 rows in set (0.001 sec)</text:p>
      <text:p text:style-name="Standard"/>
      <text:p text:style-name="Standard">MariaDB [product]&gt; select * from product where not color='red';</text:p>
      <text:p text:style-name="Standard">ERROR 1054 (42S22): Unknown column 'color' in 'where clause'</text:p>
      <text:p text:style-name="Standard">MariaDB [product]&gt; select * from product where not pcolor='red';</text:p>
      <text:p text:style-name="Standard">+------+----------+--------+--------+---------+</text:p>
      <text:p text:style-name="Standard">| id <text:s text:c="2"/>| pname <text:s text:c="3"/>| pstock | pprice | pcolor <text:s/>|</text:p>
      <text:p text:style-name="Standard">+------+----------+--------+--------+---------+</text:p>
      <text:p text:style-name="Standard">| <text:s text:c="3"/>1 | horlicks | 11 <text:s text:c="4"/>| <text:s text:c="2"/>2332 | general |</text:p>
      <text:p text:style-name="Standard">| <text:s text:c="3"/>1 | horlicks | 11 <text:s text:c="4"/>| <text:s text:c="2"/>2332 | general |</text:p>
      <text:p text:style-name="Standard">| <text:s text:c="3"/>2 | oreo <text:s text:c="4"/>| 331 <text:s text:c="3"/>| <text:s text:c="2"/>2442 | black <text:s text:c="2"/>|</text:p>
      <text:p text:style-name="Standard">| <text:s text:c="3"/>3 | parle <text:s text:c="3"/>| 323 <text:s text:c="3"/>| <text:s text:c="2"/>2433 | black <text:s text:c="2"/>|</text:p>
      <text:p text:style-name="Standard">+------+----------+--------+--------+---------+</text:p>
      <text:p text:style-name="Standard">4 rows in set (0.001 sec)</text:p>
      <text:p text:style-name="Standard"/>
      <text:p text:style-name="Standard">MariaDB [product]&gt; select * from product order by pprice;</text:p>
      <text:p text:style-name="Standard">+------+----------+--------+--------+---------+</text:p>
      <text:p text:style-name="Standard">| id <text:s text:c="2"/>| pname <text:s text:c="3"/>| pstock | pprice | pcolor <text:s/>|</text:p>
      <text:p text:style-name="Standard">+------+----------+--------+--------+---------+</text:p>
      <text:p text:style-name="Standard">| <text:s text:c="3"/>4 | lakeme <text:s text:c="2"/>| 333 <text:s text:c="3"/>| <text:s text:c="3"/>232 | red <text:s text:c="4"/>|</text:p>
      <text:p text:style-name="Standard">| <text:s text:c="3"/>1 | horlicks | 11 <text:s text:c="4"/>| <text:s text:c="2"/>2332 | general |</text:p>
      <text:p text:style-name="Standard">| <text:s text:c="3"/>1 | horlicks | 11 <text:s text:c="4"/>| <text:s text:c="2"/>2332 | general |</text:p>
      <text:p text:style-name="Standard">| <text:s text:c="3"/>3 | parle <text:s text:c="3"/>| 323 <text:s text:c="3"/>| <text:s text:c="2"/>2433 | black <text:s text:c="2"/>|</text:p>
      <text:p text:style-name="Standard">| <text:s text:c="3"/>2 | oreo <text:s text:c="4"/>| 331 <text:s text:c="3"/>| <text:s text:c="2"/>2442 | black <text:s text:c="2"/>|</text:p>
      <text:p text:style-name="Standard">+------+----------+--------+--------+---------+</text:p>
      <text:p text:style-name="Standard">5 rows in set (0.001 sec)</text:p>
      <text:p text:style-name="Standard"/>
      <text:p text:style-name="Standard">MariaDB [product]&gt; select * from product order by pprice desc;</text:p>
      <text:p text:style-name="Standard">+------+----------+--------+--------+---------+</text:p>
      <text:p text:style-name="Standard">| id <text:s text:c="2"/>| pname <text:s text:c="3"/>| pstock | pprice | pcolor <text:s/>|</text:p>
      <text:p text:style-name="Standard">+------+----------+--------+--------+---------+</text:p>
      <text:p text:style-name="Standard">| <text:s text:c="3"/>2 | oreo <text:s text:c="4"/>| 331 <text:s text:c="3"/>| <text:s text:c="2"/>2442 | black <text:s text:c="2"/>|</text:p>
      <text:p text:style-name="Standard">| <text:s text:c="3"/>3 | parle <text:s text:c="3"/>| 323 <text:s text:c="3"/>| <text:s text:c="2"/>2433 | black <text:s text:c="2"/>|</text:p>
      <text:p text:style-name="Standard">| <text:s text:c="3"/>1 | horlicks | 11 <text:s text:c="4"/>| <text:s text:c="2"/>2332 | general |</text:p>
      <text:p text:style-name="Standard"><text:soft-page-break/>| <text:s text:c="3"/>1 | horlicks | 11 <text:s text:c="4"/>| <text:s text:c="2"/>2332 | general |</text:p>
      <text:p text:style-name="Standard">| <text:s text:c="3"/>4 | lakeme <text:s text:c="2"/>| 333 <text:s text:c="3"/>| <text:s text:c="3"/>232 | red <text:s text:c="4"/>|</text:p>
      <text:p text:style-name="Standard">+------+----------+--------+--------+---------+</text:p>
      <text:p text:style-name="Standard">5 rows in set (0.001 sec)</text:p>
      <text:p text:style-name="Standard"/>
      <text:p text:style-name="Standard">MariaDB [product]&gt; select * from product order by pname asc,pprice desc;</text:p>
      <text:p text:style-name="Standard">+------+----------+--------+--------+---------+</text:p>
      <text:p text:style-name="Standard">| id <text:s text:c="2"/>| pname <text:s text:c="3"/>| pstock | pprice | pcolor <text:s/>|</text:p>
      <text:p text:style-name="Standard">+------+----------+--------+--------+---------+</text:p>
      <text:p text:style-name="Standard">| <text:s text:c="3"/>1 | horlicks | 11 <text:s text:c="4"/>| <text:s text:c="2"/>2332 | general |</text:p>
      <text:p text:style-name="Standard">| <text:s text:c="3"/>1 | horlicks | 11 <text:s text:c="4"/>| <text:s text:c="2"/>2332 | general |</text:p>
      <text:p text:style-name="Standard">| <text:s text:c="3"/>4 | lakeme <text:s text:c="2"/>| 333 <text:s text:c="3"/>| <text:s text:c="3"/>232 | red <text:s text:c="4"/>|</text:p>
      <text:p text:style-name="Standard">| <text:s text:c="3"/>2 | oreo <text:s text:c="4"/>| 331 <text:s text:c="3"/>| <text:s text:c="2"/>2442 | black <text:s text:c="2"/>|</text:p>
      <text:p text:style-name="Standard">| <text:s text:c="3"/>3 | parle <text:s text:c="3"/>| 323 <text:s text:c="3"/>| <text:s text:c="2"/>2433 | black <text:s text:c="2"/>|</text:p>
      <text:p text:style-name="Standard">+------+----------+--------+--------+---------+</text:p>
      <text:p text:style-name="Standard">5 rows in set (0.001 sec)</text:p>
      <text:p text:style-name="Standard"/>
      <text:p text:style-name="Standard">MariaDB [product]&gt; INSERT INTO `product` (`id`, `pname`, `pstock`, `pcode`, `pcolor`) VALUES ('5', 'dell', '333', '40000', 'grey');</text:p>
      <text:p text:style-name="Standard">ERROR 1054 (42S22): Unknown column 'pcode' in 'field list'</text:p>
      <text:p text:style-name="Standard">MariaDB [product]&gt; INSERT INTO `product` (`id`, `pname`, `pstock`, `pprice`, `pcolor`) VALUES ('5', 'dell', '333', '40000', 'grey');</text:p>
      <text:p text:style-name="Standard">Query OK, 1 row affected (0.008 sec)</text:p>
      <text:p text:style-name="Standard"/>
      <text:p text:style-name="Standard">MariaDB [product]&gt; select * from product;</text:p>
      <text:p text:style-name="Standard">+------+----------+--------+--------+---------+</text:p>
      <text:p text:style-name="Standard">| id <text:s text:c="2"/>| pname <text:s text:c="3"/>| pstock | pprice | pcolor <text:s/>|</text:p>
      <text:p text:style-name="Standard">+------+----------+--------+--------+---------+</text:p>
      <text:p text:style-name="Standard">| <text:s text:c="3"/>1 | horlicks | 11 <text:s text:c="4"/>| <text:s text:c="2"/>2332 | general |</text:p>
      <text:p text:style-name="Standard">| <text:s text:c="3"/>1 | horlicks | 11 <text:s text:c="4"/>| <text:s text:c="2"/>2332 | general |</text:p>
      <text:p text:style-name="Standard">| <text:s text:c="3"/>2 | oreo <text:s text:c="4"/>| 331 <text:s text:c="3"/>| <text:s text:c="2"/>2442 | black <text:s text:c="2"/>|</text:p>
      <text:p text:style-name="Standard">| <text:s text:c="3"/>3 | parle <text:s text:c="3"/>| 323 <text:s text:c="3"/>| <text:s text:c="2"/>2433 | black <text:s text:c="2"/>|</text:p>
      <text:p text:style-name="Standard">| <text:s text:c="3"/>4 | lakeme <text:s text:c="2"/>| 333 <text:s text:c="3"/>| <text:s text:c="3"/>232 | red <text:s text:c="4"/>|</text:p>
      <text:p text:style-name="Standard">| <text:s text:c="3"/>5 | dell <text:s text:c="4"/>| 333 <text:s text:c="3"/>| <text:s/>40000 | grey <text:s text:c="3"/>|</text:p>
      <text:p text:style-name="Standard">+------+----------+--------+--------+---------+</text:p>
      <text:p text:style-name="Standard">6 rows in set (0.000 sec)</text:p>
      <text:p text:style-name="Standard"/>
      <text:p text:style-name="Standard">MariaDB [product]&gt; select id , pname, pstock, pcolor from product where pcolor is null;</text:p>
      <text:p text:style-name="Standard">Empty set (0.001 sec)</text:p>
      <text:p text:style-name="Standard"/>
      <text:p text:style-name="Standard">MariaDB [product]&gt; select * from product;</text:p>
      <text:p text:style-name="Standard">+------+----------+--------+--------+---------+</text:p>
      <text:p text:style-name="Standard">| id <text:s text:c="2"/>| pname <text:s text:c="3"/>| pstock | pprice | pcolor <text:s/>|</text:p>
      <text:p text:style-name="Standard">+------+----------+--------+--------+---------+</text:p>
      <text:p text:style-name="Standard">| <text:s text:c="3"/>1 | horlicks | 11 <text:s text:c="4"/>| <text:s text:c="2"/>2332 | general |</text:p>
      <text:p text:style-name="Standard">| <text:s text:c="3"/>1 | horlicks | 11 <text:s text:c="4"/>| <text:s text:c="2"/>2332 | general |</text:p>
      <text:p text:style-name="Standard">| <text:s text:c="3"/>2 | oreo <text:s text:c="4"/>| 331 <text:s text:c="3"/>| <text:s text:c="2"/>2442 | black <text:s text:c="2"/>|</text:p>
      <text:p text:style-name="Standard">| <text:s text:c="3"/>3 | parle <text:s text:c="3"/>| 323 <text:s text:c="3"/>| <text:s text:c="2"/>2433 | black <text:s text:c="2"/>|</text:p>
      <text:p text:style-name="Standard">| <text:s text:c="3"/>4 | lakeme <text:s text:c="2"/>| 333 <text:s text:c="3"/>| <text:s text:c="3"/>232 | red <text:s text:c="4"/>|</text:p>
      <text:p text:style-name="Standard">| <text:s text:c="3"/>5 | dell <text:s text:c="4"/>| 333 <text:s text:c="3"/>| <text:s/>40000 | grey <text:s text:c="3"/>|</text:p>
      <text:p text:style-name="Standard">+------+----------+--------+--------+---------+</text:p>
      <text:p text:style-name="Standard">6 rows in set (0.000 sec)</text:p>
      <text:p text:style-name="Standard"><text:soft-page-break/></text:p>
      <text:p text:style-name="Standard">MariaDB [product]&gt; update product set pname= 'lenovo' , pprice='80000' where id=1;</text:p>
      <text:p text:style-name="Standard">Query OK, 2 rows affected (0.008 sec)</text:p>
      <text:p text:style-name="Standard">Rows matched: 2 <text:s/>Changed: 2 <text:s/>Warnings: 0</text:p>
      <text:p text:style-name="Standard"/>
      <text:p text:style-name="Standard">MariaDB [product]&gt; select * from product;</text:p>
      <text:p text:style-name="Standard">+------+--------+--------+--------+---------+</text:p>
      <text:p text:style-name="Standard">| id <text:s text:c="2"/>| pname <text:s/>| pstock | pprice | pcolor <text:s/>|</text:p>
      <text:p text:style-name="Standard">+------+--------+--------+--------+---------+</text:p>
      <text:p text:style-name="Standard">| <text:s text:c="3"/>1 | lenovo | 11 <text:s text:c="4"/>| <text:s/>80000 | general |</text:p>
      <text:p text:style-name="Standard">| <text:s text:c="3"/>1 | lenovo | 11 <text:s text:c="4"/>| <text:s/>80000 | general |</text:p>
      <text:p text:style-name="Standard">| <text:s text:c="3"/>2 | oreo <text:s text:c="2"/>| 331 <text:s text:c="3"/>| <text:s text:c="2"/>2442 | black <text:s text:c="2"/>|</text:p>
      <text:p text:style-name="Standard">| <text:s text:c="3"/>3 | parle <text:s/>| 323 <text:s text:c="3"/>| <text:s text:c="2"/>2433 | black <text:s text:c="2"/>|</text:p>
      <text:p text:style-name="Standard">| <text:s text:c="3"/>4 | lakeme | 333 <text:s text:c="3"/>| <text:s text:c="3"/>232 | red <text:s text:c="4"/>|</text:p>
      <text:p text:style-name="Standard">| <text:s text:c="3"/>5 | dell <text:s text:c="2"/>| 333 <text:s text:c="3"/>| <text:s/>40000 | grey <text:s text:c="3"/>|</text:p>
      <text:p text:style-name="Standard">+------+--------+--------+--------+---------+</text:p>
      <text:p text:style-name="Standard">6 rows in set (0.001 sec)</text:p>
      <text:p text:style-name="Standard"/>
      <text:p text:style-name="Standard">MariaDB [product]&gt; delete from product where id=1;</text:p>
      <text:p text:style-name="Standard">Query OK, 2 rows affected (0.008 sec)</text:p>
      <text:p text:style-name="Standard"/>
      <text:p text:style-name="Standard">MariaDB [product]&gt; select * from product;</text:p>
      <text:p text:style-name="Standard">+------+--------+--------+--------+--------+</text:p>
      <text:p text:style-name="Standard">| id <text:s text:c="2"/>| pname <text:s/>| pstock | pprice | pcolor |</text:p>
      <text:p text:style-name="Standard">+------+--------+--------+--------+--------+</text:p>
      <text:p text:style-name="Standard">| <text:s text:c="3"/>2 | oreo <text:s text:c="2"/>| 331 <text:s text:c="3"/>| <text:s text:c="2"/>2442 | black <text:s/>|</text:p>
      <text:p text:style-name="Standard">| <text:s text:c="3"/>3 | parle <text:s/>| 323 <text:s text:c="3"/>| <text:s text:c="2"/>2433 | black <text:s/>|</text:p>
      <text:p text:style-name="Standard">| <text:s text:c="3"/>4 | lakeme | 333 <text:s text:c="3"/>| <text:s text:c="3"/>232 | red <text:s text:c="3"/>|</text:p>
      <text:p text:style-name="Standard">| <text:s text:c="3"/>5 | dell <text:s text:c="2"/>| 333 <text:s text:c="3"/>| <text:s/>40000 | grey <text:s text:c="2"/>|</text:p>
      <text:p text:style-name="Standard">+------+--------+--------+--------+--------+</text:p>
      <text:p text:style-name="Standard">4 rows in set (0.001 sec)</text:p>
      <text:p text:style-name="Standard"/>
      <text:p text:style-name="Standard">MariaDB [product]&gt; INSERT INTO `product` (`id`, `pname`, `pstock`, `pprice`, `pcolor`) VALUES ('5', 'lenovo', '333', '80000', 'black');</text:p>
      <text:p text:style-name="Standard">Query OK, 1 row affected (0.008 sec)</text:p>
      <text:p text:style-name="Standard"/>
      <text:p text:style-name="Standard">MariaDB [product]&gt; select * from product ;</text:p>
      <text:p text:style-name="Standard">+------+--------+--------+--------+--------+</text:p>
      <text:p text:style-name="Standard">| id <text:s text:c="2"/>| pname <text:s/>| pstock | pprice | pcolor |</text:p>
      <text:p text:style-name="Standard">+------+--------+--------+--------+--------+</text:p>
      <text:p text:style-name="Standard">| <text:s text:c="3"/>2 | oreo <text:s text:c="2"/>| 331 <text:s text:c="3"/>| <text:s text:c="2"/>2442 | black <text:s/>|</text:p>
      <text:p text:style-name="Standard">| <text:s text:c="3"/>3 | parle <text:s/>| 323 <text:s text:c="3"/>| <text:s text:c="2"/>2433 | black <text:s/>|</text:p>
      <text:p text:style-name="Standard">| <text:s text:c="3"/>4 | lakeme | 333 <text:s text:c="3"/>| <text:s text:c="3"/>232 | red <text:s text:c="3"/>|</text:p>
      <text:p text:style-name="Standard">| <text:s text:c="3"/>5 | dell <text:s text:c="2"/>| 333 <text:s text:c="3"/>| <text:s/>40000 | grey <text:s text:c="2"/>|</text:p>
      <text:p text:style-name="Standard">| <text:s text:c="3"/>5 | lenovo | 333 <text:s text:c="3"/>| <text:s/>80000 | black <text:s/>|</text:p>
      <text:p text:style-name="Standard">+------+--------+--------+--------+--------+</text:p>
      <text:p text:style-name="Standard">5 rows in set (0.000 sec)</text:p>
      <text:p text:style-name="Standard"/>
      <text:p text:style-name="Standard">MariaDB [product]&gt; delete from product where id=5;</text:p>
      <text:p text:style-name="Standard">Query OK, 2 rows affected (0.008 sec)</text:p>
      <text:p text:style-name="Standard"/>
      <text:p text:style-name="Standard">MariaDB [product]&gt; select * from product ;</text:p>
      <text:p text:style-name="Standard"><text:soft-page-break/>+------+--------+--------+--------+--------+</text:p>
      <text:p text:style-name="Standard">| id <text:s text:c="2"/>| pname <text:s/>| pstock | pprice | pcolor |</text:p>
      <text:p text:style-name="Standard">+------+--------+--------+--------+--------+</text:p>
      <text:p text:style-name="Standard">| <text:s text:c="3"/>2 | oreo <text:s text:c="2"/>| 331 <text:s text:c="3"/>| <text:s text:c="2"/>2442 | black <text:s/>|</text:p>
      <text:p text:style-name="Standard">| <text:s text:c="3"/>3 | parle <text:s/>| 323 <text:s text:c="3"/>| <text:s text:c="2"/>2433 | black <text:s/>|</text:p>
      <text:p text:style-name="Standard">| <text:s text:c="3"/>4 | lakeme | 333 <text:s text:c="3"/>| <text:s text:c="3"/>232 | red <text:s text:c="3"/>|</text:p>
      <text:p text:style-name="Standard">+------+--------+--------+--------+--------+</text:p>
      <text:p text:style-name="Standard">3 rows in set (0.001 sec)</text:p>
      <text:p text:style-name="Standard"/>
      <text:p text:style-name="Standard">MariaDB [product]&gt; INSERT INTO `product` (`id`, `pname`, `pstock`, `pprice`, `pcolor`) VALUES ('1', 'lenovo', '333', '80000', 'black');</text:p>
      <text:p text:style-name="Standard">Query OK, 1 row affected (0.012 sec)</text:p>
      <text:p text:style-name="Standard"/>
      <text:p text:style-name="Standard">MariaDB [product]&gt; select * from product ;</text:p>
      <text:p text:style-name="Standard">+------+--------+--------+--------+--------+</text:p>
      <text:p text:style-name="Standard">| id <text:s text:c="2"/>| pname <text:s/>| pstock | pprice | pcolor |</text:p>
      <text:p text:style-name="Standard">+------+--------+--------+--------+--------+</text:p>
      <text:p text:style-name="Standard">| <text:s text:c="3"/>2 | oreo <text:s text:c="2"/>| 331 <text:s text:c="3"/>| <text:s text:c="2"/>2442 | black <text:s/>|</text:p>
      <text:p text:style-name="Standard">| <text:s text:c="3"/>3 | parle <text:s/>| 323 <text:s text:c="3"/>| <text:s text:c="2"/>2433 | black <text:s/>|</text:p>
      <text:p text:style-name="Standard">| <text:s text:c="3"/>4 | lakeme | 333 <text:s text:c="3"/>| <text:s text:c="3"/>232 | red <text:s text:c="3"/>|</text:p>
      <text:p text:style-name="Standard">| <text:s text:c="3"/>1 | lenovo | 333 <text:s text:c="3"/>| <text:s/>80000 | black <text:s/>|</text:p>
      <text:p text:style-name="Standard">+------+--------+--------+--------+--------+</text:p>
      <text:p text:style-name="Standard">4 rows in set (0.001 sec)</text:p>
      <text:p text:style-name="Standard"/>
      <text:p text:style-name="Standard">MariaDB [product]&gt; select * from product limit 2;</text:p>
      <text:p text:style-name="Standard">+------+-------+--------+--------+--------+</text:p>
      <text:p text:style-name="Standard">| id <text:s text:c="2"/>| pname | pstock | pprice | pcolor |</text:p>
      <text:p text:style-name="Standard">+------+-------+--------+--------+--------+</text:p>
      <text:p text:style-name="Standard">| <text:s text:c="3"/>2 | oreo <text:s/>| 331 <text:s text:c="3"/>| <text:s text:c="2"/>2442 | black <text:s/>|</text:p>
      <text:p text:style-name="Standard">| <text:s text:c="3"/>3 | parle | 323 <text:s text:c="3"/>| <text:s text:c="2"/>2433 | black <text:s/>|</text:p>
      <text:p text:style-name="Standard">+------+-------+--------+--------+--------+</text:p>
      <text:p text:style-name="Standard">2 rows in set (0.001 sec)</text:p>
      <text:p text:style-name="Standard"/>
      <text:p text:style-name="Standard">MariaDB [product]&gt; select * from product where pcolor=black limit 2;</text:p>
      <text:p text:style-name="Standard">ERROR 1054 (42S22): Unknown column 'black' in 'where clause'</text:p>
      <text:p text:style-name="Standard">MariaDB [product]&gt; select * from product where pcolor='black' limit 2;</text:p>
      <text:p text:style-name="Standard">+------+-------+--------+--------+--------+</text:p>
      <text:p text:style-name="Standard">| id <text:s text:c="2"/>| pname | pstock | pprice | pcolor |</text:p>
      <text:p text:style-name="Standard">+------+-------+--------+--------+--------+</text:p>
      <text:p text:style-name="Standard">| <text:s text:c="3"/>2 | oreo <text:s/>| 331 <text:s text:c="3"/>| <text:s text:c="2"/>2442 | black <text:s/>|</text:p>
      <text:p text:style-name="Standard">| <text:s text:c="3"/>3 | parle | 323 <text:s text:c="3"/>| <text:s text:c="2"/>2433 | black <text:s/>|</text:p>
      <text:p text:style-name="Standard">+------+-------+--------+--------+--------+</text:p>
      <text:p text:style-name="Standard">2 rows in set (0.001 sec)</text:p>
      <text:p text:style-name="Standard"/>
      <text:p text:style-name="Standard">MariaDB [product]&gt; select min(pprice) as smallest price;</text:p>
      <text:p text:style-name="Standard">ERROR 1064 (42000): You have an error in your SQL syntax; check the manual that corresponds to your MariaDB server version for the right syntax to use near 'price' at line 1</text:p>
      <text:p text:style-name="Standard">MariaDB [product]&gt; select min(pprice) as smallestprice;</text:p>
      <text:p text:style-name="Standard">ERROR 1054 (42S22): Unknown column 'pprice' in 'field list'</text:p>
      <text:p text:style-name="Standard">MariaDB [product]&gt; select MIN(pprice) AS smallestprice;</text:p>
      <text:p text:style-name="Standard">ERROR 1054 (42S22): Unknown column 'pprice' in 'field list'</text:p>
      <text:p text:style-name="Standard">MariaDB [product]&gt; select MIN(pprice) AS smallestprice from product;</text:p>
      <text:p text:style-name="Standard"><text:soft-page-break/>+---------------+</text:p>
      <text:p text:style-name="Standard">| smallestprice |</text:p>
      <text:p text:style-name="Standard">+---------------+</text:p>
      <text:p text:style-name="Standard">| <text:s text:c="10"/>232 |</text:p>
      <text:p text:style-name="Standard">+---------------+</text:p>
      <text:p text:style-name="Standard">1 row in set (0.001 sec)</text:p>
      <text:p text:style-name="Standard"/>
      <text:p text:style-name="Standard">MariaDB [product]&gt; select max(pprice) AS largestprice from product;</text:p>
      <text:p text:style-name="Standard">+--------------+</text:p>
      <text:p text:style-name="Standard">| largestprice |</text:p>
      <text:p text:style-name="Standard">+--------------+</text:p>
      <text:p text:style-name="Standard">| <text:s text:c="7"/>80000 |</text:p>
      <text:p text:style-name="Standard">+--------------+</text:p>
      <text:p text:style-name="Standard">1 row in set (0.001 sec)</text:p>
      <text:p text:style-name="Standard"/>
      <text:p text:style-name="Standard">MariaDB [product]&gt; select pname , max(pprice) as largestprice from product;</text:p>
      <text:p text:style-name="Standard">+-------+--------------+</text:p>
      <text:p text:style-name="Standard">| pname | largestprice |</text:p>
      <text:p text:style-name="Standard">+-------+--------------+</text:p>
      <text:p text:style-name="Standard">| oreo <text:s/>| <text:s text:c="7"/>80000 |</text:p>
      <text:p text:style-name="Standard">+-------+--------------+</text:p>
      <text:p text:style-name="Standard">1 row in set (0.001 sec)</text:p>
      <text:p text:style-name="Standard"/>
      <text:p text:style-name="Standard">MariaDB [product]&gt; select count (id) from product;</text:p>
      <text:p text:style-name="Standard">ERROR 1558 (HY000): Column count of mysql.proc is wrong. Expected 21, found 20. Created with MariaDB 100108, now running 100421. Please use mysql_upgrade to fix this error</text:p>
      <text:p text:style-name="Standard">MariaDB [product]&gt; select count(id) from product;</text:p>
      <text:p text:style-name="Standard">+-----------+</text:p>
      <text:p text:style-name="Standard">| count(id) |</text:p>
      <text:p text:style-name="Standard">+-----------+</text:p>
      <text:p text:style-name="Standard">| <text:s text:c="8"/>4 |</text:p>
      <text:p text:style-name="Standard">+-----------+</text:p>
      <text:p text:style-name="Standard">1 row in set (0.001 sec)</text:p>
      <text:p text:style-name="Standard"/>
      <text:p text:style-name="Standard">MariaDB [product]&gt; select avg(pprice) from product;</text:p>
      <text:p text:style-name="Standard">+-------------+</text:p>
      <text:p text:style-name="Standard">| avg(pprice) |</text:p>
      <text:p text:style-name="Standard">+-------------+</text:p>
      <text:p text:style-name="Standard">| <text:s/>21276.7500 |</text:p>
      <text:p text:style-name="Standard">+-------------+</text:p>
      <text:p text:style-name="Standard">1 row in set (0.001 sec)</text:p>
      <text:p text:style-name="Standard"/>
      <text:p text:style-name="Standard">MariaDB [product]&gt; select sum(pstock) from product;</text:p>
      <text:p text:style-name="Standard">+-------------+</text:p>
      <text:p text:style-name="Standard">| sum(pstock) |</text:p>
      <text:p text:style-name="Standard">+-------------+</text:p>
      <text:p text:style-name="Standard">| <text:s text:c="7"/>1320 |</text:p>
      <text:p text:style-name="Standard">+-------------+</text:p>
      <text:p text:style-name="Standard">1 row in set (0.001 sec)</text:p>
      <text:p text:style-name="Standard"/>
      <text:p text:style-name="Standard">MariaDB [product]&gt; select * from product where pname like 'a%';</text:p>
      <text:p text:style-name="Standard">Empty set (0.001 sec)</text:p>
      <text:p text:style-name="Standard"><text:soft-page-break/></text:p>
      <text:p text:style-name="Standard">MariaDB [product]&gt; select * from product;</text:p>
      <text:p text:style-name="Standard">+------+--------+--------+--------+--------+</text:p>
      <text:p text:style-name="Standard">| id <text:s text:c="2"/>| pname <text:s/>| pstock | pprice | pcolor |</text:p>
      <text:p text:style-name="Standard">+------+--------+--------+--------+--------+</text:p>
      <text:p text:style-name="Standard">| <text:s text:c="3"/>2 | oreo <text:s text:c="2"/>| 331 <text:s text:c="3"/>| <text:s text:c="2"/>2442 | black <text:s/>|</text:p>
      <text:p text:style-name="Standard">| <text:s text:c="3"/>3 | parle <text:s/>| 323 <text:s text:c="3"/>| <text:s text:c="2"/>2433 | black <text:s/>|</text:p>
      <text:p text:style-name="Standard">| <text:s text:c="3"/>4 | lakeme | 333 <text:s text:c="3"/>| <text:s text:c="3"/>232 | red <text:s text:c="3"/>|</text:p>
      <text:p text:style-name="Standard">| <text:s text:c="3"/>1 | lenovo | 333 <text:s text:c="3"/>| <text:s/>80000 | black <text:s/>|</text:p>
      <text:p text:style-name="Standard">+------+--------+--------+--------+--------+</text:p>
      <text:p text:style-name="Standard">4 rows in set (0.001 sec)</text:p>
      <text:p text:style-name="Standard"/>
      <text:p text:style-name="Standard">MariaDB [product]&gt; select * from product where pname like 'l%';</text:p>
      <text:p text:style-name="Standard">+------+--------+--------+--------+--------+</text:p>
      <text:p text:style-name="Standard">| id <text:s text:c="2"/>| pname <text:s/>| pstock | pprice | pcolor |</text:p>
      <text:p text:style-name="Standard">+------+--------+--------+--------+--------+</text:p>
      <text:p text:style-name="Standard">| <text:s text:c="3"/>4 | lakeme | 333 <text:s text:c="3"/>| <text:s text:c="3"/>232 | red <text:s text:c="3"/>|</text:p>
      <text:p text:style-name="Standard">| <text:s text:c="3"/>1 | lenovo | 333 <text:s text:c="3"/>| <text:s/>80000 | black <text:s/>|</text:p>
      <text:p text:style-name="Standard">+------+--------+--------+--------+--------+</text:p>
      <text:p text:style-name="Standard">2 rows in set (0.001 sec)</text:p>
      <text:p text:style-name="Standard"/>
      <text:p text:style-name="Standard">MariaDB [product]&gt; SELECT * FROM Customers</text:p>
      <text:p text:style-name="Standard"><text:s text:c="4"/>-&gt; WHERE CustomerName LIKE '_r%';</text:p>
      <text:p text:style-name="Standard">ERROR 1146 (42S02): Table 'product.Customers' doesn't exist</text:p>
      <text:p text:style-name="Standard">MariaDB [product]&gt; SELECT * FROM product WHERE pname LIKE '_l%';</text:p>
      <text:p text:style-name="Standard">Empty set (0.001 sec)</text:p>
      <text:p text:style-name="Standard"/>
      <text:p text:style-name="Standard">MariaDB [product]&gt; select * from product where pcolor in ('red', 'grey');</text:p>
      <text:p text:style-name="Standard">+------+--------+--------+--------+--------+</text:p>
      <text:p text:style-name="Standard">| id <text:s text:c="2"/>| pname <text:s/>| pstock | pprice | pcolor |</text:p>
      <text:p text:style-name="Standard">+------+--------+--------+--------+--------+</text:p>
      <text:p text:style-name="Standard">| <text:s text:c="3"/>4 | lakeme | 333 <text:s text:c="3"/>| <text:s text:c="3"/>232 | red <text:s text:c="3"/>|</text:p>
      <text:p text:style-name="Standard">+------+--------+--------+--------+--------+</text:p>
      <text:p text:style-name="Standard">1 row in set (0.001 sec)</text:p>
      <text:p text:style-name="Standard"/>
      <text:p text:style-name="Standard">MariaDB [product]&gt; select * from product where pprice between 40000 and 90000;</text:p>
      <text:p text:style-name="Standard">+------+--------+--------+--------+--------+</text:p>
      <text:p text:style-name="Standard">| id <text:s text:c="2"/>| pname <text:s/>| pstock | pprice | pcolor |</text:p>
      <text:p text:style-name="Standard">+------+--------+--------+--------+--------+</text:p>
      <text:p text:style-name="Standard">| <text:s text:c="3"/>1 | lenovo | 333 <text:s text:c="3"/>| <text:s/>80000 | black <text:s/>|</text:p>
      <text:p text:style-name="Standard">+------+--------+--------+--------+--------+</text:p>
      <text:p text:style-name="Standard">1 row in set (0.001 sec)</text:p>
      <text:p text:style-name="Standard"/>
      <text:p text:style-name="Standard">MariaDB [product]&gt; select * from product where pprice between 2433 <text:s/>and 90000;</text:p>
      <text:p text:style-name="Standard">+------+--------+--------+--------+--------+</text:p>
      <text:p text:style-name="Standard">| id <text:s text:c="2"/>| pname <text:s/>| pstock | pprice | pcolor |</text:p>
      <text:p text:style-name="Standard">+------+--------+--------+--------+--------+</text:p>
      <text:p text:style-name="Standard">| <text:s text:c="3"/>2 | oreo <text:s text:c="2"/>| 331 <text:s text:c="3"/>| <text:s text:c="2"/>2442 | black <text:s/>|</text:p>
      <text:p text:style-name="Standard">| <text:s text:c="3"/>3 | parle <text:s/>| 323 <text:s text:c="3"/>| <text:s text:c="2"/>2433 | black <text:s/>|</text:p>
      <text:p text:style-name="Standard">| <text:s text:c="3"/>1 | lenovo | 333 <text:s text:c="3"/>| <text:s/>80000 | black <text:s/>|</text:p>
      <text:p text:style-name="Standard">+------+--------+--------+--------+--------+</text:p>
      <text:p text:style-name="Standard">3 rows in set (0.001 sec)</text:p>
      <text:p text:style-name="Standard"><text:soft-page-break/></text:p>
      <text:p text:style-name="Standard">MariaDB [product]&gt; select * from product where pprice not between 2433 <text:s/>and 20000;</text:p>
      <text:p text:style-name="Standard">+------+--------+--------+--------+--------+</text:p>
      <text:p text:style-name="Standard">| id <text:s text:c="2"/>| pname <text:s/>| pstock | pprice | pcolor |</text:p>
      <text:p text:style-name="Standard">+------+--------+--------+--------+--------+</text:p>
      <text:p text:style-name="Standard">| <text:s text:c="3"/>4 | lakeme | 333 <text:s text:c="3"/>| <text:s text:c="3"/>232 | red <text:s text:c="3"/>|</text:p>
      <text:p text:style-name="Standard">| <text:s text:c="3"/>1 | lenovo | 333 <text:s text:c="3"/>| <text:s/>80000 | black <text:s/>|</text:p>
      <text:p text:style-name="Standard">+------+--------+--------+--------+--------+</text:p>
      <text:p text:style-name="Standard">2 rows in set (0.001 sec)</text:p>
      <text:p text:style-name="Standard"/>
      <text:p text:style-name="Standard">MariaDB [product]&gt; select * from product;</text:p>
      <text:p text:style-name="Standard">+------+--------+--------+--------+--------+</text:p>
      <text:p text:style-name="Standard">| id <text:s text:c="2"/>| pname <text:s/>| pstock | pprice | pcolor |</text:p>
      <text:p text:style-name="Standard">+------+--------+--------+--------+--------+</text:p>
      <text:p text:style-name="Standard">| <text:s text:c="3"/>2 | oreo <text:s text:c="2"/>| 331 <text:s text:c="3"/>| <text:s text:c="2"/>2442 | black <text:s/>|</text:p>
      <text:p text:style-name="Standard">| <text:s text:c="3"/>3 | parle <text:s/>| 323 <text:s text:c="3"/>| <text:s text:c="2"/>2433 | black <text:s/>|</text:p>
      <text:p text:style-name="Standard">| <text:s text:c="3"/>4 | lakeme | 333 <text:s text:c="3"/>| <text:s text:c="3"/>232 | red <text:s text:c="3"/>|</text:p>
      <text:p text:style-name="Standard">| <text:s text:c="3"/>1 | lenovo | 333 <text:s text:c="3"/>| <text:s/>80000 | black <text:s/>|</text:p>
      <text:p text:style-name="Standard">+------+--------+--------+--------+--------+</text:p>
      <text:p text:style-name="Standard">4 rows in set (0.001 sec)</text:p>
      <text:p text:style-name="Standard"/>
      <text:p text:style-name="Standard"/>
      <text:p text:style-name="Standard"/>
      <text:p text:style-name="Standard">MariaDB [School]&gt; delimiter $$</text:p>
      <text:p text:style-name="Standard">MariaDB [School]&gt; create function Daily_wages(wage decimal(10,2))</text:p>
      <text:p text:style-name="Standard">-&gt; returns decimal(10,2)</text:p>
      <text:p text:style-name="Standard">-&gt; deterministic</text:p>
      <text:p text:style-name="Standard">-&gt; begin</text:p>
      <text:p text:style-name="Standard">-&gt; declare daily_wage decimal(10,2);</text:p>
      <text:p text:style-name="Standard">-&gt; set daily_wage = wage * 8;</text:p>
      <text:p text:style-name="Standard">-&gt; return(daily_wage);</text:p>
      <text:p text:style-name="Standard">-&gt; end $$</text:p>
      <text:p text:style-name="Standard">Query OK, 0 rows affected (0.004 sec)</text:p>
      <text:p text:style-name="Standard">MariaDB [School]&gt; delimiter ;</text:p>
      <text:p text:style-name="Standard">MariaDB [School]&gt; select Daily_wages(50);</text:p>
      <text:p text:style-name="Standard">+-----------------+</text:p>
      <text:p text:style-name="Standard">| Daily_wages(50) |</text:p>
      <text:p text:style-name="Standard">+-----------------+|</text:p>
      <text:p text:style-name="Standard">400.00 |</text:p>
      <text:p text:style-name="Standard">+-----------------+</text:p>
      <text:p text:style-name="Standard">1 row in set (0.001 sec)</text:p>
      <text:p text:style-name="Standard">======================TRIGGER===================</text:p>
      <text:p text:style-name="Standard">MariaDB [School]&gt; create trigger agecheck before insert on people for each row if NEW.age &lt; 0</text:p>
      <text:p text:style-name="Standard">-&gt; then set NEW.age = 0; end if ; //</text:p>
      <text:p text:style-name="Standard">Query OK, 0 rows affected (0.006 sec)</text:p>
      <text:p text:style-name="Standard">MariaDB [School]&gt; delimiter ;</text:p>
      <text:p text:style-name="Standard">MariaDB [School]&gt; insert into people values (-20,'sid'),(30,'josh');</text:p>
      <text:p text:style-name="Standard">Query OK, 2 rows affected (0.012 sec)</text:p>
      <text:p text:style-name="Standard">Records: 2 Duplicates: 0 Warnings: 0</text:p>
      <text:p text:style-name="Standard">MariaDB [School]&gt; select * from people;</text:p>
      <text:p text:style-name="Standard"/>
      <text:p text:style-name="Standard"/>
      <text:p text:style-name="Standard"><text:soft-page-break/>+------+------+</text:p>
      <text:p text:style-name="Standard">| age | name |</text:p>
      <text:p text:style-name="Standard">+------+------+</text:p>
      <text:p text:style-name="Standard">| 0 | sid |</text:p>
      <text:p text:style-name="Standard">| 30 | josh |</text:p>
      <text:p text:style-name="Standard">+------+------+</text:p>
      <text:p text:style-name="Standard">2 rows in set (0.001 sec)</text:p>
      <text:p text:style-name="Standard"/>
      <text:p text:style-name="Standard"/>
      <text:p text:style-name="Standard">=================TRIGGER AFTER INSERT===================</text:p>
      <text:p text:style-name="Standard">MariaDB [School]&gt; CREATE TABLE members (id INT AUTO_INCREMENT primary key,name</text:p>
      <text:p text:style-name="Standard">VARCHAR(100) NOT NULL, email VARCHAR(255),birthDate DATE);</text:p>
      <text:p text:style-name="Standard">Query OK, 0 rows affected (0.014 sec)</text:p>
      <text:p text:style-name="Standard">MariaDB [School]&gt; CREATE TABLE reminders(id INT AUTO_INCREMENT,memberId</text:p>
      <text:p text:style-name="Standard">INT,message VARCHAR(255) NOT NULL,PRIMARY KEY (id , memberId) );</text:p>
      <text:p text:style-name="Standard">Query OK, 0 rows affected (0.013 sec)</text:p>
      <text:p text:style-name="Standard">MariaDB [School]&gt; DELIMITER $$</text:p>
      <text:p text:style-name="Standard">MariaDB [School]&gt; CREATE TRIGGER after_members_insert</text:p>
      <text:p text:style-name="Standard">-&gt; AFTER INSERT</text:p>
      <text:p text:style-name="Standard">-&gt; ON members FOR EACH ROW</text:p>
      <text:p text:style-name="Standard">-&gt; BEGIN</text:p>
      <text:p text:style-name="Standard">-&gt; IF NEW.birthDate IS NULL THEN</text:p>
      <text:p text:style-name="Standard">-&gt; INSERT INTO reminders(memberId, message)</text:p>
      <text:p text:style-name="Standard">-&gt; VALUES(new.id,CONCAT('Hi ', NEW.name, ', please update your date of birth.'));</text:p>
      <text:p text:style-name="Standard">-&gt; END IF;</text:p>
      <text:p text:style-name="Standard">-&gt; END$$</text:p>
      <text:p text:style-name="Standard">Query OK, 0 rows affected (0.008 sec)</text:p>
      <text:p text:style-name="Standard">MariaDB [School]&gt; DELIMITER ;</text:p>
      <text:p text:style-name="Standard">MariaDB [School]&gt; INSERT INTO members(name, email, birthDate) VALUES('ranjeet jayswal' ,</text:p>
      <text:p text:style-name="Standard">'rj@gmail.com', NULL);</text:p>
      <text:p text:style-name="Standard">Query OK, 1 row affected (0.006 sec)</text:p>
      <text:p text:style-name="Standard">MariaDB [School]&gt; SELECT * FROM reminders;+----+----------+----------------------------------------------------+</text:p>
      <text:p text:style-name="Standard">| id | memberId | message</text:p>
      <text:p text:style-name="Standard">|</text:p>
      <text:p text:style-name="Standard">+----+----------+----------------------------------------------------+</text:p>
      <text:p text:style-name="Standard">| 1 |</text:p>
      <text:p text:style-name="Standard">1 | Hi ranjeet jayswal, please update your date of birth. |</text:p>
      <text:p text:style-name="Standard">+----+----------+----------------------------------------------------+</text:p>
      <text:p text:style-name="Standard">1 row in set (0.001 sec)</text:p>
      <text:p text:style-name="Standard">==========UPDATE BEFORE======================</text:p>
      <text:p text:style-name="Standard">MariaDB [School]&gt; CREATE TABLE person (name varchar(45), age int);</text:p>
      <text:p text:style-name="Standard">Query OK, 0 rows affected (0.010 sec)</text:p>
      <text:p text:style-name="Standard">MariaDB [School]&gt; INSERT INTO person VALUES ('Matthew', 25), ('Mark', 20);</text:p>
      <text:p text:style-name="Standard">Query OK, 2 rows affected (0.003 sec)</text:p>
      <text:p text:style-name="Standard">Records: 2 Duplicates: 0 Warnings: 0</text:p>
      <text:p text:style-name="Standard">MariaDB [School]&gt;</text:p>
      <text:p text:style-name="Standard">MariaDB [School]&gt;</text:p>
      <text:p text:style-name="Standard">MariaDB [School]&gt; delimiter //</text:p>
      <text:p text:style-name="Standard">MariaDB [School]&gt; CREATE TRIGGER person_bu BEFORE UPDATE</text:p>
      <text:p text:style-name="Standard">-&gt; ON person</text:p>
      <text:p text:style-name="Standard">-&gt; FOR EACH ROW</text:p>
      <text:p text:style-name="Standard"><text:soft-page-break/>-&gt; IF NEW.age &lt; 18 THEN</text:p>
      <text:p text:style-name="Standard">-&gt; SIGNAL SQLSTATE '50002' SET MESSAGE_TEXT = 'Person must be older than 18.' ;</text:p>
      <text:p text:style-name="Standard">-&gt; END IF; //</text:p>
      <text:p text:style-name="Standard">Query OK, 0 rows affected (0.005 sec)</text:p>
      <text:p text:style-name="Standard">MariaDB [School]&gt; delimiter ;</text:p>
      <text:p text:style-name="Standard">MariaDB [School]&gt; UPDATE person SET age = 17 WHERE name = 'John';</text:p>
      <text:p text:style-name="Standard">Query OK, 0 rows affected (0.002 sec)</text:p>
      <text:p text:style-name="Standard">Rows matched: 0 Changed: 0 Warnings: 0</text:p>
      <text:p text:style-name="Standard">MariaDB [School]&gt; UPDATE person SET age = 17 WHERE name = 'Mark';</text:p>
      <text:p text:style-name="Standard">ERROR 1644 (50002): Person must be older than 18.</text:p>
      <text:p text:style-name="Standard">=============AFTER UPDATE=============</text:p>
      <text:p text:style-name="Standard">MariaDB [School]&gt; CREATE TABLE average_age (age int);</text:p>
      <text:p text:style-name="Standard">Query OK, 0 rows affected (0.016 sec)</text:p>
      <text:p text:style-name="Standard">MariaDB [School]&gt; delimiter //</text:p>
      <text:p text:style-name="Standard">MariaDB [School]&gt; CREATE TRIGGER person_au AFTER UPDATE</text:p>
      <text:p text:style-name="Standard">-&gt; ON person</text:p>
      <text:p text:style-name="Standard">-&gt; FOR EACH ROW</text:p>
      <text:p text:style-name="Standard">-&gt; UPDATE average_age SET average = (SELECT AVG(age) FROM person); //</text:p>
      <text:p text:style-name="Standard">Query OK, 0 rows affected (0.006 sec)</text:p>
      <text:p text:style-name="Standard">MariaDB [School]&gt; delimiter ;</text:p>
      <text:p text:style-name="Standard">MariaDB [School]&gt; UPDATE person SET age = 21 WHERE name = 'Mark' ;</text:p>
      <text:p text:style-name="Standard">ERROR 1054 (42S22): Unknown column 'average' in 'field list'</text:p>
      <text:p text:style-name="Standard">MariaDB [School]&gt; UPDATE person SET age = 21 WHERE name = 'john' ;</text:p>
      <text:p text:style-name="Standard">Query OK, 0 rows affected (0.001 sec)Rows matched: 0 Changed: 0 Warnings: 0</text:p>
      <text:p text:style-name="Standard">=============BEFORE DELETE============</text:p>
      <text:p text:style-name="Standard">MariaDB [School]&gt; CREATE TABLE person_archive (name varchar(45), age int);</text:p>
      <text:p text:style-name="Standard">Query OK, 0 rows affected (0.016 sec)</text:p>
      <text:p text:style-name="Standard">MariaDB [School]&gt; delimiter //</text:p>
      <text:p text:style-name="Standard">MariaDB [School]&gt; CREATE TRIGGER person_bd BEFORE DELETE</text:p>
      <text:p text:style-name="Standard">-&gt; ON person</text:p>
      <text:p text:style-name="Standard">-&gt; FOR EACH ROW</text:p>
      <text:p text:style-name="Standard">-&gt; INSERT INTO person_archive (name, age)</text:p>
      <text:p text:style-name="Standard">-&gt; VALUES (OLD.name, OLD.age); //</text:p>
      <text:p text:style-name="Standard">Query OK, 0 rows affected (0.005 sec)</text:p>
      <text:p text:style-name="Standard">MariaDB [School]&gt; delimiter ;</text:p>
      <text:p text:style-name="Standard">MariaDB [School]&gt; DELETE FROM person WHERE name = 'John';</text:p>
      <text:p text:style-name="Standard">Query OK, 0 rows affected (0.003 sec)</text:p>
      <text:p text:style-name="Standard">MariaDB [School]&gt; DELETE FROM person WHERE name = 'Mark';</text:p>
      <text:p text:style-name="Standard">Query OK, 1 row affected (0.004 sec)</text:p>
      <text:p text:style-name="Standard">MariaDB [School]&gt; Select * from person_archive;</text:p>
      <text:p text:style-name="Standard">+------+------+</text:p>
      <text:p text:style-name="Standard">| name | age |</text:p>
      <text:p text:style-name="Standard">+------+------+</text:p>
      <text:p text:style-name="Standard">| Mark | 20 |</text:p>
      <text:p text:style-name="Standard">+------+------+</text:p>
      <text:p text:style-name="Standard">1 row in set (0.001 sec)</text:p>
      <text:p text:style-name="Standard">==========AFTER DELETE====================</text:p>
      <text:p text:style-name="Standard">MariaDB [School]&gt; delimiter //</text:p>
      <text:p text:style-name="Standard">MariaDB [School]&gt; CREATE TRIGGER person_ad AFTER DELETE</text:p>
      <text:p text:style-name="Standard">-&gt; ON person</text:p>
      <text:p text:style-name="Standard">-&gt; FOR EACH ROW</text:p>
      <text:p text:style-name="Standard">-&gt; UPDATE average_age SET average = (SELECT AVG(person.age) FROM person); //</text:p>
      <text:p text:style-name="Standard"><text:soft-page-break/>Query OK, 0 rows affected (0.006 sec)</text:p>
      <text:p text:style-name="Standard">MariaDB [School]&gt; delimiter ;</text:p>
      <text:p text:style-name="Standard">MariaDB [School]&gt; DELETE FROM person WHERE name = 'John';</text:p>
      <text:p text:style-name="Standard">Query OK, 0 rows affected (0.003 sec)</text:p>
      <text:p text:style-name="Standard">MariaDB [School]&gt; Select * from average_age</text:p>
      <text:p text:style-name="Standard">-&gt; ;</text:p>
      <text:p text:style-name="Standard">Empty set (0.001 sec)</text:p>
      <text:p text:style-name="Standard">MariaDB [School]&gt; Select * from average_age ;</text:p>
      <text:p text:style-name="Standard">Empty set (0.001 sec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++++++++++++++++ <text:s/>date function ++++++++++++++++</text:p>
      <text:p text:style-name="P1"/>
      <text:p text:style-name="P1"/>
      <text:p text:style-name="P1"/>
      <text:p text:style-name="P1">MariaDB [addweb]&gt; select adddate("2021-11-22", interval 10 day);</text:p>
      <text:p text:style-name="P1">+----------------------------------------+</text:p>
      <text:p text:style-name="P1">| adddate("2021-11-22", interval 10 day) |</text:p>
      <text:p text:style-name="P1">+----------------------------------------+</text:p>
      <text:p text:style-name="P1">| 2021-12-02 <text:s text:c="28"/>|</text:p>
      <text:p text:style-name="P1">+----------------------------------------+</text:p>
      <text:p text:style-name="P1">1 row in set (0.075 sec)</text:p>
      <text:p text:style-name="P1"/>
      <text:p text:style-name="P1">MariaDB [addweb]&gt; select addtime("2021-11-22 09:34:21", "2");</text:p>
      <text:p text:style-name="P1">+-------------------------------------+</text:p>
      <text:p text:style-name="P1">| addtime("2021-11-22 09:34:21", "2") |</text:p>
      <text:p text:style-name="P1">+-------------------------------------+</text:p>
      <text:p text:style-name="P1">| 2021-11-22 09:34:23 <text:s text:c="16"/>|</text:p>
      <text:p text:style-name="P1">+-------------------------------------+</text:p>
      <text:p text:style-name="P1">1 row in set (0.000 sec)</text:p>
      <text:p text:style-name="P1"/>
      <text:p text:style-name="P1">MariaDB [addweb]&gt; select curdate();</text:p>
      <text:p text:style-name="P1">+------------+</text:p>
      <text:p text:style-name="P1">| curdate() <text:s/>|</text:p>
      <text:p text:style-name="P1">+------------+</text:p>
      <text:p text:style-name="P1">| 2021-11-23 |</text:p>
      <text:p text:style-name="P1">+------------+</text:p>
      <text:p text:style-name="P1">1 row in set (0.052 sec)</text:p>
      <text:p text:style-name="P1"/>
      <text:p text:style-name="P1">MariaDB [addweb]&gt; select curdate()+1;</text:p>
      <text:p text:style-name="P1">+-------------+</text:p>
      <text:p text:style-name="P1">| curdate()+1 |</text:p>
      <text:p text:style-name="P1">+-------------+</text:p>
      <text:p text:style-name="P1">| <text:s text:c="3"/>20211124 |</text:p>
      <text:p text:style-name="P1">+-------------+</text:p>
      <text:p text:style-name="P1">1 row in set (0.046 sec)</text:p>
      <text:p text:style-name="P1"><text:soft-page-break/></text:p>
      <text:p text:style-name="P1">MariaDB [addweb]&gt; select current_time();</text:p>
      <text:p text:style-name="P1">+----------------+</text:p>
      <text:p text:style-name="P1">| current_time() |</text:p>
      <text:p text:style-name="P1">+----------------+</text:p>
      <text:p text:style-name="P1">| 15:38:38 <text:s text:c="6"/>|</text:p>
      <text:p text:style-name="P1">+----------------+</text:p>
      <text:p text:style-name="P1">1 row in set (0.000 sec)</text:p>
      <text:p text:style-name="P1"/>
      <text:p text:style-name="P1">MariaDB [addweb]&gt; select current_timestamp();</text:p>
      <text:p text:style-name="P1">+---------------------+</text:p>
      <text:p text:style-name="P1">| current_timestamp() |</text:p>
      <text:p text:style-name="P1">+---------------------+</text:p>
      <text:p text:style-name="P1">| 2021-11-23 15:38:51 |</text:p>
      <text:p text:style-name="P1">+---------------------+</text:p>
      <text:p text:style-name="P1">1 row in set (0.000 sec)</text:p>
      <text:p text:style-name="P1"/>
      <text:p text:style-name="P1">MariaDB [addweb]&gt; select date_add("2021-11-22", interval 10 day);</text:p>
      <text:p text:style-name="P1">+-----------------------------------------+</text:p>
      <text:p text:style-name="P1">| date_add("2021-11-22", interval 10 day) |</text:p>
      <text:p text:style-name="P1">+-----------------------------------------+</text:p>
      <text:p text:style-name="P1">| 2021-12-02 <text:s text:c="29"/>|</text:p>
      <text:p text:style-name="P1">+-----------------------------------------+</text:p>
      <text:p text:style-name="P1">1 row in set (0.000 sec)</text:p>
      <text:p text:style-name="P1"/>
      <text:p text:style-name="P1">MariaDB [addweb]&gt; select date_format("2021-11-22","%y");</text:p>
      <text:p text:style-name="P1">+--------------------------------+</text:p>
      <text:p text:style-name="P1">| date_format("2021-11-22","%y") |</text:p>
      <text:p text:style-name="P1">+--------------------------------+</text:p>
      <text:p text:style-name="P1">| 21 <text:s text:c="28"/>|</text:p>
      <text:p text:style-name="P1">+--------------------------------+</text:p>
      <text:p text:style-name="P1">1 row in set (0.000 sec)</text:p>
      <text:p text:style-name="P1"/>
      <text:p text:style-name="P1"/>
      <text:p text:style-name="P1">MariaDB [addweb]&gt; select day(curdate());</text:p>
      <text:p text:style-name="P1">+----------------+</text:p>
      <text:p text:style-name="P1">| day(curdate()) |</text:p>
      <text:p text:style-name="P1">+----------------+</text:p>
      <text:p text:style-name="P1">| <text:s text:c="12"/>23 |</text:p>
      <text:p text:style-name="P1">+----------------+</text:p>
      <text:p text:style-name="P1">1 row in set (0.000 sec)</text:p>
      <text:p text:style-name="P1"/>
      <text:p text:style-name="P1">MariaDB [addweb]&gt; select dayofmonth("2021-11-22");</text:p>
      <text:p text:style-name="P1">+--------------------------+</text:p>
      <text:p text:style-name="P1">| dayofmonth("2021-11-22") |</text:p>
      <text:p text:style-name="P1">+--------------------------+</text:p>
      <text:p text:style-name="P1">| <text:s text:c="22"/>22 |</text:p>
      <text:p text:style-name="P1">+--------------------------+</text:p>
      <text:p text:style-name="P1">1 row in set (0.000 sec)</text:p>
      <text:p text:style-name="P1"/>
      <text:p text:style-name="P1">MariaDB [addweb]&gt; select dayofweek("2021-11-22");</text:p>
      <text:p text:style-name="P1">+-------------------------+</text:p>
      <text:p text:style-name="P1"><text:soft-page-break/>| dayofweek("2021-11-22") |</text:p>
      <text:p text:style-name="P1">+-------------------------+</text:p>
      <text:p text:style-name="P1">| <text:s text:c="22"/>2 |</text:p>
      <text:p text:style-name="P1">+-------------------------+</text:p>
      <text:p text:style-name="P1">1 row in set (0.000 sec)</text:p>
      <text:p text:style-name="P1"/>
      <text:p text:style-name="P1">MariaDB [addweb]&gt; select dayofyear("2021-11-21");</text:p>
      <text:p text:style-name="P1">+-------------------------+</text:p>
      <text:p text:style-name="P1">| dayofyear("2021-11-21") |</text:p>
      <text:p text:style-name="P1">+-------------------------+</text:p>
      <text:p text:style-name="P1">| <text:s text:c="20"/>325 |</text:p>
      <text:p text:style-name="P1">+-------------------------+</text:p>
      <text:p text:style-name="P1">1 row in set (0.000 sec)</text:p>
      <text:p text:style-name="P1"/>
      <text:p text:style-name="P1">MariaDB [addweb]&gt; select extract(month from "2021-11-22");</text:p>
      <text:p text:style-name="P1">+----------------------------------+</text:p>
      <text:p text:style-name="P1">| extract(month from "2021-11-22") |</text:p>
      <text:p text:style-name="P1">+----------------------------------+</text:p>
      <text:p text:style-name="P1">| <text:s text:c="30"/>11 |</text:p>
      <text:p text:style-name="P1">+----------------------------------+</text:p>
      <text:p text:style-name="P1">1 row in set (0.000 sec)</text:p>
      <text:p text:style-name="P1"/>
      <text:p text:style-name="P1">MariaDB [addweb]&gt; select from_days(685467);</text:p>
      <text:p text:style-name="P1">+-------------------+</text:p>
      <text:p text:style-name="P1">| from_days(685467) |</text:p>
      <text:p text:style-name="P1">+-------------------+</text:p>
      <text:p text:style-name="P1">| 1876-09-29 <text:s text:c="7"/>|</text:p>
      <text:p text:style-name="P1">+-------------------+</text:p>
      <text:p text:style-name="P1">1 row in set (0.000 sec)</text:p>
      <text:p text:style-name="P1"/>
      <text:p text:style-name="P1">MariaDB [addweb]&gt; select last_day("2021-11-22");</text:p>
      <text:p text:style-name="P1">+------------------------+</text:p>
      <text:p text:style-name="P1">| last_day("2021-11-22") |</text:p>
      <text:p text:style-name="P1">+------------------------+</text:p>
      <text:p text:style-name="P1">| 2021-11-30 <text:s text:c="12"/>|</text:p>
      <text:p text:style-name="P1">+------------------------+</text:p>
      <text:p text:style-name="P1">1 row in set (0.000 sec)</text:p>
      <text:p text:style-name="P1"/>
      <text:p text:style-name="P1">MariaDB [addweb]&gt; select localtime();</text:p>
      <text:p text:style-name="P1">+---------------------+</text:p>
      <text:p text:style-name="P1">| localtime() <text:s text:c="8"/>|</text:p>
      <text:p text:style-name="P1">+---------------------+</text:p>
      <text:p text:style-name="P1">| 2021-11-23 15:40:36 |</text:p>
      <text:p text:style-name="P1">+---------------------+</text:p>
      <text:p text:style-name="P1">1 row in set (0.000 sec)</text:p>
      <text:p text:style-name="P1"/>
      <text:p text:style-name="P1">MariaDB [addweb]&gt; select localtimestamp();</text:p>
      <text:p text:style-name="P1">+---------------------+</text:p>
      <text:p text:style-name="P1">| localtimestamp() <text:s text:c="3"/>|</text:p>
      <text:p text:style-name="P1">+---------------------+</text:p>
      <text:p text:style-name="P1">| 2021-11-23 15:40:45 |</text:p>
      <text:p text:style-name="P1">+---------------------+</text:p>
      <text:p text:style-name="P1"><text:soft-page-break/>1 row in set (0.000 sec)</text:p>
      <text:p text:style-name="P1"/>
      <text:p text:style-name="P1">MariaDB [addweb]&gt; select makedate();</text:p>
      <text:p text:style-name="P1">ERROR 1582 (42000): Incorrect parameter count in the call to native function 'makedate'</text:p>
      <text:p text:style-name="P1">MariaDB [addweb]&gt; select makedate(2021,3);</text:p>
      <text:p text:style-name="P1">+------------------+</text:p>
      <text:p text:style-name="P1">| makedate(2021,3) |</text:p>
      <text:p text:style-name="P1">+------------------+</text:p>
      <text:p text:style-name="P1">| 2021-01-03 <text:s text:c="6"/>|</text:p>
      <text:p text:style-name="P1">+------------------+</text:p>
      <text:p text:style-name="P1">1 row in set (0.000 sec)</text:p>
      <text:p text:style-name="P1"/>
      <text:p text:style-name="P1">MariaDB [addweb]&gt; select now();</text:p>
      <text:p text:style-name="P1">+---------------------+</text:p>
      <text:p text:style-name="P1">| now() <text:s text:c="14"/>|</text:p>
      <text:p text:style-name="P1">+---------------------+</text:p>
      <text:p text:style-name="P1">| 2021-11-23 15:41:17 |</text:p>
      <text:p text:style-name="P1">+---------------------+</text:p>
      <text:p text:style-name="P1">1 row in set (0.000 sec)</text:p>
      <text:p text:style-name="P1"/>
      <text:p text:style-name="P1">MariaDB [addweb]&gt; elect sec_to_time(1);</text:p>
      <text:p text:style-name="P1">ERROR 1064 (42000): You have an error in your SQL syntax; check the manual that corresponds to your MariaDB server version for the right syntax to use near 'elect sec_to_time(1)' at line 1</text:p>
      <text:p text:style-name="P1">MariaDB [addweb]&gt; select sec_to_time(1);</text:p>
      <text:p text:style-name="P1">+----------------+</text:p>
      <text:p text:style-name="P1">| sec_to_time(1) |</text:p>
      <text:p text:style-name="P1">+----------------+</text:p>
      <text:p text:style-name="P1">| 00:00:01 <text:s text:c="6"/>|</text:p>
      <text:p text:style-name="P1">+----------------+</text:p>
      <text:p text:style-name="P1">1 row in set (0.000 sec)</text:p>
      <text:p text:style-name="P1"/>
      <text:p text:style-name="P1">MariaDB [addweb]&gt; select time("19:20:10");</text:p>
      <text:p text:style-name="P1">+------------------+</text:p>
      <text:p text:style-name="P1">| time("19:20:10") |</text:p>
      <text:p text:style-name="P1">+------------------+</text:p>
      <text:p text:style-name="P1">| 19:20:10 <text:s text:c="8"/>|</text:p>
      <text:p text:style-name="P1">+------------------+</text:p>
      <text:p text:style-name="P1">1 row in set (0.000 sec)</text:p>
      <text:p text:style-name="P1"/>
      <text:p text:style-name="P1">MariaDB [addweb]&gt; select timestamp("2021-1-1","13:10:11");</text:p>
      <text:p text:style-name="P1">+----------------------------------+</text:p>
      <text:p text:style-name="P1">| timestamp("2021-1-1","13:10:11") |</text:p>
      <text:p text:style-name="P1">+----------------------------------+</text:p>
      <text:p text:style-name="P1">| 2021-01-01 13:10:11 <text:s text:c="13"/>|</text:p>
      <text:p text:style-name="P1">+----------------------------------+</text:p>
      <text:p text:style-name="P1">1 row in set (0.000 sec)</text:p>
      <text:p text:style-name="P1"/>
      <text:p text:style-name="P1">MariaDB [addweb]&gt; select week("2021-02-22");</text:p>
      <text:p text:style-name="P1">+--------------------+</text:p>
      <text:p text:style-name="P1">| week("2021-02-22") |</text:p>
      <text:p text:style-name="P1">+--------------------+</text:p>
      <text:p text:style-name="P1">| <text:s text:c="17"/>8 |</text:p>
      <text:p text:style-name="P1"><text:soft-page-break/>+--------------------+</text:p>
      <text:p text:style-name="P1">1 row in set (0.000 sec)</text:p>
      <text:p text:style-name="P1"/>
      <text:p text:style-name="P1">MariaDB [addweb]&gt; select yearweek("2021-2-2");</text:p>
      <text:p text:style-name="P1">+----------------------+</text:p>
      <text:p text:style-name="P1">| yearweek("2021-2-2") |</text:p>
      <text:p text:style-name="P1">+----------------------+</text:p>
      <text:p text:style-name="P1">| <text:s text:c="14"/>202105 |</text:p>
      <text:p text:style-name="P1">+----------------------+</text:p>
      <text:p text:style-name="P1">1 row in set (0.000 sec)</text:p>
      <text:p text:style-name="P1"/>
      <text:p text:style-name="P1">MariaDB [addweb]&gt; select year("2021-2-2");</text:p>
      <text:p text:style-name="P1">+------------------+</text:p>
      <text:p text:style-name="P1">| year("2021-2-2") |</text:p>
      <text:p text:style-name="P1">+------------------+</text:p>
      <text:p text:style-name="P1">| <text:s text:c="12"/>2021 |</text:p>
      <text:p text:style-name="P1">+------------------+</text:p>
      <text:p text:style-name="P1">1 row in set (0.000 sec)</text:p>
      <text:p text:style-name="P1"/>
      <text:p text:style-name="P1">MariaDB [addweb]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8:15:37.533455698</meta:creation-date>
    <dc:date>2021-11-23T15:52:55.819450970</dc:date>
    <meta:editing-duration>PT8M5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6" meta:paragraph-count="696" meta:word-count="4283" meta:character-count="26529" meta:non-whitespace-character-count="21726"/>
  </office:meta>
</office:document-meta>
</file>